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274cm" fo:min-width="0cm"/>
    </style:style>
    <style:style style:name="gr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255cm" fo:min-width="0cm"/>
    </style:style>
    <style:style style:name="gr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882cm" fo:min-width="0cm"/>
    </style:style>
    <style:style style:name="gr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374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94cm" fo:min-width="1.69cm" fo:padding-top="0.165cm" fo:padding-bottom="0.165cm" fo:padding-left="0.29cm" fo:padding-right="0.29cm"/>
    </style:style>
    <style:style style:name="gr8" style:family="graphic" style:parent-style-name="standard">
      <style:graphic-properties draw:stroke="dash" draw:stroke-dash="Line_20_Style_20_9" svg:stroke-width="0.081cm" svg:stroke-color="#ed1c24" draw:marker-start-width="0.321cm" draw:marker-end-width="0.321cm" draw:fill="none" draw:textarea-horizontal-align="justify" draw:textarea-vertical-align="middle" draw:auto-grow-height="false" fo:min-height="1.94cm" fo:min-width="1.69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984cm" fo:min-width="1.734cm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53cm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8.56cm" fo:min-width="9.007cm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ffffff"/>
      <style:text-properties fo:font-size="16pt" fo:font-weight="normal" style:font-size-asian="16pt" style:font-weight-asian="normal" style:font-size-complex="16pt" style:font-weight-complex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font-name="Liberation Serif"/>
    </style:style>
    <style:style style:name="P5" style:family="paragraph">
      <loext:graphic-properties draw:fill="solid" draw:fill-color="#ffffff"/>
      <style:text-properties style:font-name="Liberation Serif" fo:font-size="18pt" style:font-size-asian="18pt" style:font-size-complex="18pt"/>
    </style:style>
    <style:style style:name="P6" style:family="paragraph">
      <loext:graphic-properties draw:fill="none" draw:fill-color="#ffffff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1" draw:id="id1" draw:layer="layout" svg:width="5.334cm" svg:height="1.524cm" svg:x="4.064cm" svg:y="5.934cm">
          <draw:text-box>
            <text:p><text:span text:style-name="T1">A: download preprocessed data</text:span></text:p>
          </draw:text-box>
        </draw:frame>
        <draw:frame draw:style-name="gr2" draw:text-style-name="P1" xml:id="id3" draw:id="id3" draw:layer="layout" svg:width="5.334cm" svg:height="1.505cm" svg:x="4.064cm" svg:y="7.757cm">
          <draw:text-box>
            <text:p><text:span text:style-name="T1">B: prepare own preprocessed data</text:span></text:p>
          </draw:text-box>
        </draw:frame>
        <draw:frame draw:style-name="gr3" draw:text-style-name="P1" xml:id="id5" draw:id="id5" draw:layer="layout" svg:width="5.334cm" svg:height="2.132cm" svg:x="4.064cm" svg:y="9.552cm">
          <draw:text-box>
            <text:p><text:span text:style-name="T1">C: prepare own preprocessed stereo data</text:span></text:p>
          </draw:text-box>
        </draw:frame>
        <draw:frame draw:style-name="gr3" draw:text-style-name="P1" xml:id="id2" draw:id="id2" draw:layer="layout" svg:width="4.572cm" svg:height="2.132cm" svg:x="11.157cm" svg:y="6.487cm">
          <draw:text-box>
            <text:p><text:span text:style-name="T1">D: download pre-trained network model</text:span></text:p>
          </draw:text-box>
        </draw:frame>
        <draw:frame draw:style-name="gr2" draw:text-style-name="P1" xml:id="id4" draw:id="id4" draw:layer="layout" svg:width="5.334cm" svg:height="1.505cm" svg:x="10.776cm" svg:y="9.027cm">
          <draw:text-box>
            <text:p><text:span text:style-name="T1">E: train own network model</text:span></text:p>
          </draw:text-box>
        </draw:frame>
        <draw:frame draw:style-name="gr4" draw:text-style-name="P1" xml:id="id6" draw:id="id6" draw:layer="layout" svg:width="5.334cm" svg:height="1.624cm" svg:x="17.488cm" svg:y="7.697cm">
          <draw:text-box>
            <text:p><text:span text:style-name="T1">F: Test / evaluate network</text:span></text:p>
          </draw:text-box>
        </draw:frame>
        <draw:connector draw:style-name="gr5" draw:text-style-name="P2" draw:layer="layout" draw:type="lines" svg:x1="9.398cm" svg:y1="6.696cm" svg:x2="11.157cm" svg:y2="7.553cm" draw:start-shape="id1" draw:start-glue-point="1" draw:end-shape="id2" draw:end-glue-point="3" svg:d="M9398 6696h501l757 857h501" svg:viewBox="0 0 1760 858">
          <text:p/>
        </draw:connector>
        <draw:connector draw:style-name="gr5" draw:text-style-name="P2" draw:layer="layout" draw:type="lines" svg:x1="9.398cm" svg:y1="8.509cm" svg:x2="10.776cm" svg:y2="9.779cm" draw:start-shape="id3" draw:start-glue-point="1" draw:end-shape="id4" draw:end-glue-point="3" svg:d="M9398 8509h501l376 1270h501" svg:viewBox="0 0 1379 1271">
          <text:p/>
        </draw:connector>
        <draw:connector draw:style-name="gr5" draw:text-style-name="P2" draw:layer="layout" draw:type="lines" svg:x1="9.398cm" svg:y1="10.618cm" svg:x2="10.776cm" svg:y2="9.779cm" draw:start-shape="id5" draw:start-glue-point="1" draw:end-shape="id4" draw:end-glue-point="3" svg:d="M9398 10618h501l376-839h501" svg:viewBox="0 0 1379 840">
          <text:p/>
        </draw:connector>
        <draw:connector draw:style-name="gr5" draw:text-style-name="P2" draw:layer="layout" draw:type="lines" svg:x1="15.729cm" svg:y1="7.553cm" svg:x2="17.488cm" svg:y2="8.509cm" draw:start-shape="id2" draw:start-glue-point="1" draw:end-shape="id6" draw:end-glue-point="3" svg:d="M15729 7553h501l757 956h501" svg:viewBox="0 0 1760 957">
          <text:p/>
        </draw:connector>
        <draw:connector draw:style-name="gr5" draw:text-style-name="P2" draw:layer="layout" draw:type="lines" svg:x1="16.11cm" svg:y1="9.779cm" svg:x2="17.488cm" svg:y2="8.509cm" draw:start-shape="id4" draw:start-glue-point="1" draw:end-shape="id6" draw:end-glue-point="3" svg:d="M16110 9779h501l376-1270h501" svg:viewBox="0 0 1379 1271">
          <text:p/>
        </draw:connector>
        <draw:connector draw:style-name="gr5" draw:text-style-name="P2" draw:layer="layout" draw:type="lines" svg:x1="9.398cm" svg:y1="6.696cm" svg:x2="10.776cm" svg:y2="9.779cm" draw:start-shape="id1" draw:start-glue-point="1" draw:end-shape="id4" svg:d="M9398 6696h501l376 3083h501" svg:viewBox="0 0 1379 3084">
          <text:p/>
        </draw:connector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7" draw:text-style-name="P2" draw:layer="layout" svg:width="2.27cm" svg:height="2.27cm" svg:x="10.16cm" svg:y="5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27cm" svg:height="2.27cm" svg:x="10.538cm" svg:y="5.60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27cm" svg:height="2.27cm" svg:x="15.538cm" svg:y="5.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314cm" svg:height="2.314cm" svg:x="14.732cm" svg:y="9.878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3.956cm" svg:y1="4.346cm" svg:x2="13.956cm" svg:y2="13.208cm">
          <text:p/>
        </draw:line>
        <draw:line draw:style-name="gr10" draw:text-style-name="P2" draw:layer="layout" svg:x1="9.158cm" svg:y1="8.777cm" svg:x2="18.777cm" svg:y2="8.777cm">
          <text:p/>
        </draw:line>
        <draw:frame draw:style-name="gr11" draw:text-style-name="P5" draw:layer="layout" svg:width="2.161cm" svg:height="0.954cm" svg:x="10.578cm" svg:y="3.448cm">
          <draw:text-box>
            <text:p text:style-name="P4"><text:span text:style-name="T2">True...</text:span></text:p>
          </draw:text-box>
        </draw:frame>
        <draw:frame draw:style-name="gr11" draw:text-style-name="P5" draw:layer="layout" svg:width="2.327cm" svg:height="0.954cm" svg:x="15.133cm" svg:y="3.448cm">
          <draw:text-box>
            <text:p text:style-name="P4"><text:span text:style-name="T2">False...</text:span></text:p>
          </draw:text-box>
        </draw:frame>
        <draw:frame draw:style-name="gr11" draw:text-style-name="P5" draw:layer="layout" svg:width="2.551cm" svg:height="0.954cm" svg:x="6.692cm" svg:y="6.15cm">
          <draw:text-box>
            <text:p text:style-name="P4"><text:span text:style-name="T2">Positive</text:span></text:p>
          </draw:text-box>
        </draw:frame>
        <draw:frame draw:style-name="gr11" draw:text-style-name="P5" draw:layer="layout" svg:width="2.801cm" svg:height="0.954cm" svg:x="6.442cm" svg:y="10.468cm">
          <draw:text-box>
            <text:p text:style-name="P4"><text:span text:style-name="T2">Negative</text:span></text:p>
          </draw:text-box>
        </draw:frame>
        <draw:frame draw:style-name="gr12" draw:text-style-name="P6" draw:layer="layout" svg:width="1.035cm" svg:height="0.962cm" svg:x="10.668cm" svg:y="10.722cm">
          <draw:text-box>
            <text:p>...</text:p>
          </draw:text-box>
        </draw:frame>
        <draw:custom-shape draw:style-name="gr13" draw:text-style-name="P2" draw:layer="layout" svg:width="9.559cm" svg:height="8.862cm" svg:x="9.177cm" svg:y="4.34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draw:auto-grow-height="tru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1T09:49:01.568669648</meta:creation-date>
    <dc:date>2019-06-03T12:34:06.140000000</dc:date>
    <meta:editing-duration>PT3H44M15S</meta:editing-duration>
    <meta:editing-cycles>8</meta:editing-cycles>
    <meta:generator>LibreOffice/6.0.7.3$Windows_X86_64 LibreOffice_project/dc89aa7a9eabfd848af146d5086077aeed2ae4a5</meta:generator>
    <meta:document-statistic meta:object-count="49"/>
  </office:meta>
</office:document-meta>
</file>